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Calibri" svg:font-family="Calibri" style:font-family-generic="swiss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2.9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2.4083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0.7839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1.406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Trabalhos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Input">
      <style:table-cell-properties fo:background-color="#dddddd" style:cell-protect="none" style:print-content="tru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Input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_30_._20_Default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Input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_30_._20_Default_20_Date" style:data-style-name="N20123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0123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2012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_30_._20_Default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1. Baixa&quot;" style:apply-style-name="_32_._20_Green" style:base-cell-address="Trabalhos.G4"/>
      <style:map style:condition="cell-content()=&quot;2. Média&quot;" style:apply-style-name="_33_._20_Orange" style:base-cell-address="Trabalhos.G4"/>
      <style:map style:condition="cell-content()=&quot;3. Alta&quot;" style:apply-style-name="_34_._20_Red" style:base-cell-address="Trabalhos.G4"/>
      <style:map style:condition="cell-content()=&quot;0. Completo&quot;" style:apply-style-name="_31_._20_Blue" style:base-cell-address="Trabalhos.G4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1. Baixa&quot;" style:apply-style-name="_32_._20_Green" style:base-cell-address="Trabalhos.G4"/>
      <style:map style:condition="cell-content()=&quot;2. Média&quot;" style:apply-style-name="_33_._20_Orange" style:base-cell-address="Trabalhos.G4"/>
      <style:map style:condition="cell-content()=&quot;3. Alta&quot;" style:apply-style-name="_34_._20_Red" style:base-cell-address="Trabalhos.G4"/>
      <style:map style:condition="cell-content()=&quot;0. Completo&quot;" style:apply-style-name="_31_._20_Blue" style:base-cell-address="Trabalhos.G4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_30_._20_Default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1. Por fazer&quot;" style:apply-style-name="_34_._20_Red" style:base-cell-address="Trabalhos.H4"/>
      <style:map style:condition="cell-content()=&quot;2. Adiado&quot;" style:apply-style-name="_33_._20_Orange" style:base-cell-address="Trabalhos.H4"/>
      <style:map style:condition="cell-content()=&quot;3. Em desenvolvimento&quot;" style:apply-style-name="_32_._20_Green" style:base-cell-address="Trabalhos.H4"/>
      <style:map style:condition="cell-content()=&quot;0. Completo&quot;" style:apply-style-name="_31_._20_Blue" style:base-cell-address="Trabalhos.H4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1. Por fazer&quot;" style:apply-style-name="_34_._20_Red" style:base-cell-address="Trabalhos.H4"/>
      <style:map style:condition="cell-content()=&quot;2. Adiado&quot;" style:apply-style-name="_33_._20_Orange" style:base-cell-address="Trabalhos.H4"/>
      <style:map style:condition="cell-content()=&quot;3. Em desenvolvimento&quot;" style:apply-style-name="_32_._20_Green" style:base-cell-address="Trabalhos.H4"/>
      <style:map style:condition="cell-content()=&quot;0. Completo&quot;" style:apply-style-name="_31_._20_Blue" style:base-cell-address="Trabalhos.H4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Trabalhos.F1">
          <table:error-message table:message-type="stop" table:display="true"/>
        </table:content-validation>
        <table:content-validation table:name="val2" table:condition="of:cell-content-is-in-list(&quot;0. Completo&quot;;&quot;1. Baixa&quot;;&quot;2. Média&quot;;&quot;3. Alta&quot;)" table:allow-empty-cell="true" table:display-list="sort-ascending" table:base-cell-address="Trabalhos.G4">
          <table:error-message table:message-type="stop" table:display="true"/>
        </table:content-validation>
        <table:content-validation table:name="val3" table:condition="of:cell-content-is-in-list(&quot;1. Baixa&quot;;&quot;2. Média&quot;;&quot;3. Alta&quot;;&quot;4. Crítica&quot;)" table:allow-empty-cell="true" table:display-list="unsorted" table:base-cell-address="Trabalhos.G4">
          <table:error-message table:message-type="stop" table:display="true"/>
        </table:content-validation>
        <table:content-validation table:name="val4" table:condition="of:cell-content-is-in-list(&quot;1. Por fazer&quot;;&quot;2. Adiado&quot;;&quot;3. Em desenvolvimento&quot;;&quot;0. Completo&quot;)" table:allow-empty-cell="true" table:display-list="sort-ascending" table:base-cell-address="Trabalhos.H4"/>
        <table:content-validation table:name="val5" table:condition="of:cell-content-is-in-list(&quot;1. Por fazer&quot;;&quot;2. Adiado&quot;;&quot;3. Em desenvolvimento&quot;;&quot;4. Completo&quot;)" table:allow-empty-cell="true" table:display-list="unsorted" table:base-cell-address="Trabalhos.H4"/>
      </table:content-validations>
      <table:table table:name="Trabalh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3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number-columns-repeated="5"/>
          <table:table-cell table:style-name="ce1" table:content-validation-name="val1"/>
          <table:table-cell table:number-columns-repeated="16378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Cibersegurança | CET 8493 | Trabalhos</text:p>
          </table:table-cell>
          <table:covered-table-cell table:number-columns-repeated="3" table:style-name="ce21"/>
          <table:covered-table-cell table:style-name="ce4" table:content-validation-name="val1"/>
          <table:covered-table-cell table:number-columns-repeated="2" table:style-name="ce21"/>
          <table:table-cell table:number-columns-repeated="16376"/>
        </table:table-row>
        <table:table-row table:style-name="ro2">
          <table:table-cell/>
          <table:table-cell table:style-name="ce4" office:value-type="string" calcext:value-type="string">
            <text:p>UFCD</text:p>
          </table:table-cell>
          <table:table-cell table:style-name="ce4" office:value-type="string" calcext:value-type="string">
            <text:p>Formador</text:p>
          </table:table-cell>
          <table:table-cell table:style-name="ce4" office:value-type="string" calcext:value-type="string">
            <text:p>Trabalho</text:p>
          </table:table-cell>
          <table:table-cell table:style-name="ce4" office:value-type="string" calcext:value-type="string">
            <text:p>Formato</text:p>
          </table:table-cell>
          <table:table-cell table:style-name="ce4" table:content-validation-name="val1" office:value-type="string" calcext:value-type="string">
            <text:p>Prazo</text:p>
          </table:table-cell>
          <table:table-cell table:style-name="ce4" office:value-type="string" calcext:value-type="string">
            <text:p>Prioridade</text:p>
          </table:table-cell>
          <table:table-cell table:style-name="ce4" office:value-type="string" calcext:value-type="string">
            <text:p>Estado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Wargaming</text:p>
          </table:table-cell>
          <table:table-cell table:style-name="ce5" office:value-type="string" calcext:value-type="string">
            <text:p>Ricardo Lobo</text:p>
          </table:table-cell>
          <table:table-cell table:style-name="ce5" office:value-type="string" calcext:value-type="string">
            <text:p>Ficha 2 – Maltego</text:p>
          </table:table-cell>
          <table:table-cell table:style-name="ce5" office:value-type="string" calcext:value-type="string">
            <text:p>ZIP (MTGL)</text:p>
          </table:table-cell>
          <table:table-cell table:style-name="ce23" table:content-validation-name="val1" office:value-type="date" office:date-value="2023-03-03" calcext:value-type="date">
            <text:p>3 março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Wargaming</text:p>
          </table:table-cell>
          <table:table-cell table:style-name="ce5" office:value-type="string" calcext:value-type="string">
            <text:p>Ricardo Lobo</text:p>
          </table:table-cell>
          <table:table-cell table:style-name="ce5" office:value-type="string" calcext:value-type="string">
            <text:p>Ficha 3 – Open Canary</text:p>
          </table:table-cell>
          <table:table-cell table:style-name="ce5" office:value-type="string" calcext:value-type="string">
            <text:p>ZIP (LOG)</text:p>
          </table:table-cell>
          <table:table-cell table:style-name="ce23" table:content-validation-name="val1" office:value-type="date" office:date-value="2023-03-10" calcext:value-type="date">
            <text:p>10 março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Análise de vulnerabilidades</text:p>
          </table:table-cell>
          <table:table-cell table:style-name="ce9" office:value-type="string" calcext:value-type="string">
            <text:p>Rogélio Rodrigues</text:p>
          </table:table-cell>
          <table:table-cell table:style-name="ce9" office:value-type="string" calcext:value-type="string">
            <text:p>Kali + 2x pfSense</text:p>
          </table:table-cell>
          <table:table-cell table:style-name="ce9" office:value-type="string" calcext:value-type="string">
            <text:p>VM</text:p>
          </table:table-cell>
          <table:table-cell table:style-name="ce24" office:value-type="date" office:date-value="2023-03-17" calcext:value-type="date">
            <text:p>17 março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Wargaming</text:p>
          </table:table-cell>
          <table:table-cell table:style-name="ce9" office:value-type="string" calcext:value-type="string">
            <text:p>Ricardo Lobo</text:p>
          </table:table-cell>
          <table:table-cell table:style-name="ce9" office:value-type="string" calcext:value-type="string">
            <text:p>Ficha 4 – Open Canary parte 2</text:p>
          </table:table-cell>
          <table:table-cell table:style-name="ce9" office:value-type="string" calcext:value-type="string">
            <text:p>DOCX</text:p>
          </table:table-cell>
          <table:table-cell table:style-name="ce24" office:value-type="date" office:date-value="2023-03-17" calcext:value-type="date">
            <text:p>17 março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Análise de vulnerabilidades</text:p>
          </table:table-cell>
          <table:table-cell table:style-name="ce9" office:value-type="string" calcext:value-type="string">
            <text:p>Rogélio Rodrigues</text:p>
          </table:table-cell>
          <table:table-cell table:style-name="ce9" office:value-type="string" calcext:value-type="string">
            <text:p>IP sec</text:p>
          </table:table-cell>
          <table:table-cell table:style-name="ce9" office:value-type="string" calcext:value-type="string">
            <text:p>VM</text:p>
          </table:table-cell>
          <table:table-cell table:style-name="ce24" office:value-type="date" office:date-value="2023-03-22" calcext:value-type="date">
            <text:p>22 março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Enquadramento operacional da cibersegurança</text:p>
          </table:table-cell>
          <table:table-cell table:style-name="ce9" office:value-type="string" calcext:value-type="string">
            <text:p>João Almeida</text:p>
          </table:table-cell>
          <table:table-cell table:style-name="ce9" office:value-type="string" calcext:value-type="string">
            <text:p>Ransomware em Python – Fernet</text:p>
          </table:table-cell>
          <table:table-cell table:style-name="ce9" office:value-type="string" calcext:value-type="string">
            <text:p>ZIP (PY+PDF)</text:p>
          </table:table-cell>
          <table:table-cell table:style-name="ce24" office:value-type="date" office:date-value="2023-03-27" calcext:value-type="date">
            <text:p>27 março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Instalação de redes locais</text:p>
          </table:table-cell>
          <table:table-cell table:style-name="ce5" office:value-type="string" calcext:value-type="string">
            <text:p>Manuel Ramos</text:p>
          </table:table-cell>
          <table:table-cell table:style-name="ce5" office:value-type="string" calcext:value-type="string">
            <text:p>(Trabalhos por entregar)</text:p>
          </table:table-cell>
          <table:table-cell table:style-name="ce5" office:value-type="string" calcext:value-type="string">
            <text:p>ZIP (PKT+TXT)</text:p>
          </table:table-cell>
          <table:table-cell table:style-name="ce23" table:content-validation-name="val1" office:value-type="date" office:date-value="2023-03-30" calcext:value-type="date">
            <text:p>30 março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Cibersegurança Ativa</text:p>
          </table:table-cell>
          <table:table-cell table:style-name="ce10" office:value-type="string" calcext:value-type="string">
            <text:p>PAULO VAZ</text:p>
          </table:table-cell>
          <table:table-cell table:style-name="ce9" office:value-type="string" calcext:value-type="string">
            <text:p>Trabalho Prático 1</text:p>
          </table:table-cell>
          <table:table-cell table:style-name="ce9" office:value-type="string" calcext:value-type="string">
            <text:p>Any</text:p>
          </table:table-cell>
          <table:table-cell table:style-name="ce24" office:value-type="date" office:date-value="2023-04-11" calcext:value-type="date">
            <text:p>11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Enquadramento operacional da cibersegurança</text:p>
          </table:table-cell>
          <table:table-cell table:style-name="ce9" office:value-type="string" calcext:value-type="string">
            <text:p>João Almeida</text:p>
          </table:table-cell>
          <table:table-cell table:style-name="ce9" office:value-type="string" calcext:value-type="string">
            <text:p>PGP</text:p>
          </table:table-cell>
          <table:table-cell table:style-name="ce9" office:value-type="string" calcext:value-type="string">
            <text:p>Any (via Email)</text:p>
          </table:table-cell>
          <table:table-cell table:style-name="ce24" office:value-type="date" office:date-value="2023-04-11" calcext:value-type="date">
            <text:p>11 abril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Cibersegurança Ativa</text:p>
          </table:table-cell>
          <table:table-cell table:style-name="ce10" office:value-type="string" calcext:value-type="string">
            <text:p>PAULO VAZ</text:p>
          </table:table-cell>
          <table:table-cell table:style-name="ce9" office:value-type="string" calcext:value-type="string">
            <text:p>Trabalho Prático 2</text:p>
          </table:table-cell>
          <table:table-cell table:style-name="ce9" office:value-type="string" calcext:value-type="string">
            <text:p>Any</text:p>
          </table:table-cell>
          <table:table-cell table:style-name="ce24" office:value-type="date" office:date-value="2023-04-12" calcext:value-type="date">
            <text:p>12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rviços de rede</text:p>
          </table:table-cell>
          <table:table-cell table:style-name="ce5" office:value-type="string" calcext:value-type="string">
            <text:p>Manuel Ramos</text:p>
          </table:table-cell>
          <table:table-cell table:style-name="ce5" office:value-type="string" calcext:value-type="string">
            <text:p>STP</text:p>
          </table:table-cell>
          <table:table-cell table:style-name="ce5" office:value-type="string" calcext:value-type="string">
            <text:p>PKA</text:p>
          </table:table-cell>
          <table:table-cell table:style-name="ce23" table:content-validation-name="val1" office:value-type="date" office:date-value="2023-04-22" calcext:value-type="date">
            <text:p>22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Modelos de gestão de redes e suporte a clientes</text:p>
          </table:table-cell>
          <table:table-cell table:style-name="ce5" office:value-type="string" calcext:value-type="string">
            <text:p>João Pina</text:p>
          </table:table-cell>
          <table:table-cell table:style-name="ce5" office:value-type="string" calcext:value-type="string">
            <text:p>Fichas de trabalho</text:p>
          </table:table-cell>
          <table:table-cell table:style-name="ce5" office:value-type="string" calcext:value-type="string">
            <text:p>DOCX/PDF</text:p>
          </table:table-cell>
          <table:table-cell table:style-name="ce23" table:content-validation-name="val1" office:value-type="date" office:date-value="2023-04-23" calcext:value-type="date">
            <text:p>23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Cibersegurança Ativa</text:p>
          </table:table-cell>
          <table:table-cell table:style-name="ce10" office:value-type="string" calcext:value-type="string">
            <text:p>PAULO VAZ</text:p>
          </table:table-cell>
          <table:table-cell table:style-name="ce9" office:value-type="string" calcext:value-type="string">
            <text:p>Trabalho Prático 3</text:p>
          </table:table-cell>
          <table:table-cell table:style-name="ce9" office:value-type="string" calcext:value-type="string">
            <text:p>Any</text:p>
          </table:table-cell>
          <table:table-cell table:style-name="ce24" office:value-type="date" office:date-value="2023-04-18" calcext:value-type="date">
            <text:p>18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Cibersegurança Ativa</text:p>
          </table:table-cell>
          <table:table-cell table:style-name="ce10" office:value-type="string" calcext:value-type="string">
            <text:p>PAULO VAZ</text:p>
          </table:table-cell>
          <table:table-cell table:style-name="ce9" office:value-type="string" calcext:value-type="string">
            <text:p>Trabalho Prático 4 Parte I</text:p>
          </table:table-cell>
          <table:table-cell table:style-name="ce9" office:value-type="string" calcext:value-type="string">
            <text:p>Any</text:p>
          </table:table-cell>
          <table:table-cell table:style-name="ce24" office:value-type="date" office:date-value="2023-04-20" calcext:value-type="date">
            <text:p>20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Cibersegurança Ativa</text:p>
          </table:table-cell>
          <table:table-cell table:style-name="ce10" office:value-type="string" calcext:value-type="string">
            <text:p>PAULO VAZ</text:p>
          </table:table-cell>
          <table:table-cell table:style-name="ce9" office:value-type="string" calcext:value-type="string">
            <text:p>Trabalho Prático 4 Parte II</text:p>
          </table:table-cell>
          <table:table-cell table:style-name="ce9" office:value-type="string" calcext:value-type="string">
            <text:p>Any</text:p>
          </table:table-cell>
          <table:table-cell table:style-name="ce24" office:value-type="date" office:date-value="2023-04-25" calcext:value-type="date">
            <text:p>25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Cibersegurança Ativa</text:p>
          </table:table-cell>
          <table:table-cell table:style-name="ce10" office:value-type="string" calcext:value-type="string">
            <text:p>PAULO VAZ</text:p>
          </table:table-cell>
          <table:table-cell table:style-name="ce9" office:value-type="string" calcext:value-type="string">
            <text:p>Trabalho Prático 6</text:p>
          </table:table-cell>
          <table:table-cell table:style-name="ce9" office:value-type="string" calcext:value-type="string">
            <text:p>Any</text:p>
          </table:table-cell>
          <table:table-cell table:style-name="ce24" office:value-type="date" office:date-value="2023-04-27" calcext:value-type="date">
            <text:p>27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Wargaming</text:p>
          </table:table-cell>
          <table:table-cell table:style-name="ce9" office:value-type="string" calcext:value-type="string">
            <text:p>Ricardo Lobo</text:p>
          </table:table-cell>
          <table:table-cell table:style-name="ce9" office:value-type="string" calcext:value-type="string">
            <text:p>Ficha 6 – Estenografia</text:p>
          </table:table-cell>
          <table:table-cell table:style-name="ce9" office:value-type="string" calcext:value-type="string">
            <text:p>DOCX</text:p>
          </table:table-cell>
          <table:table-cell table:style-name="ce24" office:value-type="date" office:date-value="2023-03-31" calcext:value-type="date">
            <text:p>31 março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Wargaming</text:p>
          </table:table-cell>
          <table:table-cell table:style-name="ce9" office:value-type="string" calcext:value-type="string">
            <text:p>Ricardo Lobo</text:p>
          </table:table-cell>
          <table:table-cell table:style-name="ce9" office:value-type="string" calcext:value-type="string">
            <text:p>Ficha 7 – CTF: Bandit</text:p>
          </table:table-cell>
          <table:table-cell table:style-name="ce9" office:value-type="string" calcext:value-type="string">
            <text:p>DOCX</text:p>
          </table:table-cell>
          <table:table-cell table:style-name="ce24" office:value-type="date" office:date-value="2023-04-14" calcext:value-type="date">
            <text:p>14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Wargaming</text:p>
          </table:table-cell>
          <table:table-cell table:style-name="ce9" office:value-type="string" calcext:value-type="string">
            <text:p>Ricardo Lobo</text:p>
          </table:table-cell>
          <table:table-cell table:style-name="ce9" office:value-type="string" calcext:value-type="string">
            <text:p>Ficha 8 – CTF: HackThisSite</text:p>
          </table:table-cell>
          <table:table-cell table:style-name="ce9" office:value-type="string" calcext:value-type="string">
            <text:p>DOCX</text:p>
          </table:table-cell>
          <table:table-cell table:style-name="ce24" office:value-type="date" office:date-value="2023-04-21" calcext:value-type="date">
            <text:p>21 abril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Enquadramento operacional da cibersegurança</text:p>
          </table:table-cell>
          <table:table-cell table:style-name="ce9" office:value-type="string" calcext:value-type="string">
            <text:p>João Almeida</text:p>
          </table:table-cell>
          <table:table-cell table:style-name="ce9" office:value-type="string" calcext:value-type="string">
            <text:p>Quebrar Hashes</text:p>
          </table:table-cell>
          <table:table-cell table:style-name="ce9" office:value-type="string" calcext:value-type="string">
            <text:p>TXT</text:p>
          </table:table-cell>
          <table:table-cell table:style-name="ce24" office:value-type="date" office:date-value="2023-04-28" calcext:value-type="date">
            <text:p>28 abril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Wargaming</text:p>
          </table:table-cell>
          <table:table-cell table:style-name="ce9" office:value-type="string" calcext:value-type="string">
            <text:p>Ricardo Lobo</text:p>
          </table:table-cell>
          <table:table-cell table:style-name="ce9" office:value-type="string" calcext:value-type="string">
            <text:p>Ficha 5 – Wazuh</text:p>
          </table:table-cell>
          <table:table-cell table:style-name="ce9" office:value-type="string" calcext:value-type="string">
            <text:p>DOCX</text:p>
          </table:table-cell>
          <table:table-cell table:style-name="ce24" office:value-type="date" office:date-value="2023-03-24" calcext:value-type="date">
            <text:p>24 março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Enquadramento operacional da cibersegurança</text:p>
          </table:table-cell>
          <table:table-cell table:style-name="ce9" office:value-type="string" calcext:value-type="string">
            <text:p>João Almeida</text:p>
          </table:table-cell>
          <table:table-cell table:style-name="ce9" office:value-type="string" calcext:value-type="string">
            <text:p>RSA</text:p>
          </table:table-cell>
          <table:table-cell table:style-name="ce9" office:value-type="string" calcext:value-type="string">
            <text:p>ZIP (PY+PDF)</text:p>
          </table:table-cell>
          <table:table-cell table:style-name="ce24" office:value-type="date" office:date-value="2023-04-26" calcext:value-type="date">
            <text:p>26 abril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2" table:number-rows-repeated="18">
          <table:table-cell/>
          <table:table-cell table:style-name="Default" table:number-columns-repeated="7"/>
          <table:table-cell table:number-columns-repeated="16376"/>
        </table:table-row>
        <table:table-row table:style-name="ro2" table:number-rows-repeated="975">
          <table:table-cell table:number-columns-repeated="5"/>
          <table:table-cell table:content-validation-name="val1"/>
          <table:table-cell table:style-name="ce19" table:content-validation-name="val3"/>
          <table:table-cell table:style-name="ce28" table:content-validation-name="val5"/>
          <table:table-cell table:number-columns-repeated="16376"/>
        </table:table-row>
        <table:table-row table:style-name="ro2" table:number-rows-repeated="104755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balhos.H4:Trabalhos.H25">
            <calcext:condition calcext:apply-style-name="4. Red" calcext:value="=&quot;1. Por fazer&quot;" calcext:base-cell-address="Trabalhos.H4"/>
            <calcext:condition calcext:apply-style-name="3. Orange" calcext:value="=&quot;2. Adiado&quot;" calcext:base-cell-address="Trabalhos.H4"/>
            <calcext:condition calcext:apply-style-name="2. Green" calcext:value="=&quot;3. Em desenvolvimento&quot;" calcext:base-cell-address="Trabalhos.H4"/>
            <calcext:condition calcext:apply-style-name="1. Blue" calcext:value="=&quot;0. Completo&quot;" calcext:base-cell-address="Trabalhos.H4"/>
          </calcext:conditional-format>
          <calcext:conditional-format calcext:target-range-address="Trabalhos.G4:Trabalhos.G25">
            <calcext:condition calcext:apply-style-name="2. Green" calcext:value="=&quot;1. Baixa&quot;" calcext:base-cell-address="Trabalhos.G4"/>
            <calcext:condition calcext:apply-style-name="3. Orange" calcext:value="=&quot;2. Média&quot;" calcext:base-cell-address="Trabalhos.G4"/>
            <calcext:condition calcext:apply-style-name="4. Red" calcext:value="=&quot;3. Alta&quot;" calcext:base-cell-address="Trabalhos.G4"/>
            <calcext:condition calcext:apply-style-name="1. Blue" calcext:value="=&quot;0. Completo&quot;" calcext:base-cell-address="Trabalhos.G4"/>
          </calcext:conditional-format>
        </calcext:conditional-formats>
      </table:table>
      <table:named-expressions/>
      <table:database-ranges>
        <table:database-range table:name="__Anonymous_Sheet_DB__0" table:target-range-address="Trabalhos.B3:Trabalhos.H43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Calibri" svg:font-family="Calibri" style:font-family-generic="swiss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number:min-decimal-places="0" number:min-integer-digits="1" number:grouping="true" number:display-factor="1000"/>
      <number:text>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 number:display-factor="1000"/>
      <number:text>€</number:text>
      <style:map style:condition="value()&gt;=0" style:apply-style-name="N123P0"/>
    </number:number-style>
    <number:number-style style:name="N10000" number:language="en" number:country="US">
      <number:number number:min-integer-digits="1"/>
    </number:number-style>
    <number:date-style style:name="N20121" number:language="pt" number:country="PT">
      <number:day number:style="long"/>
      <number:text> </number:text>
      <number:month number:style="long" number:textual="true"/>
    </number:date-style>
    <number:time-style style:name="N124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day number:style="long"/>
      <number:text> </number:text>
      <number:month number:style="long" number:textual="true"/>
    </number:dat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21" number:language="en" number:country="US">
      <number:day/>
      <number:text> </number:text>
      <number:month number:style="long" number:textual="true"/>
    </number:date-style>
    <number:date-style style:name="N20122" number:language="pt" number:country="PT">
      <number:day/>
      <number:text> de </number:text>
      <number:month number:style="long" number:textual="true"/>
    </number:date-style>
    <number:date-style style:name="N20123" number:language="pt" number:country="PT">
      <number:day/>
      <number:text> </number:text>
      <number:month number:style="long" number:textual="true"/>
    </number:date-style>
    <style:style style:name="Default" style:family="table-cell" style:data-style-name="N10000">
      <style:table-cell-properties style:diagonal-bl-tr="none" style:diagonal-tl-br="none" style:text-align-source="fix" style:repeat-content="false" fo:background-color="transparent" style:rotation-align="none" style:vertical-align="middle"/>
      <style:paragraph-properties fo:text-align="center"/>
      <style:text-properties style:font-name="Calibri1" fo:font-family="Calibri" style:font-style-name="Regular" style:font-family-generic="swiss" style:font-pitch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._20_Green" style:display-name="2. Green" style:family="table-cell" style:parent-style-name="Default" style:data-style-name="N10000">
      <style:table-cell-properties fo:background-color="#afd095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_31_._20_Blue" style:display-name="1. Blue" style:family="table-cell" style:parent-style-name="Default" style:data-style-name="N10000">
      <style:table-cell-properties fo:background-color="#96ca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_33_._20_Orange" style:display-name="3. Orange" style:family="table-cell" style:parent-style-name="Default" style:data-style-name="N10000">
      <style:table-cell-properties fo:background-color="#ffe99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_34_._20_Red" style:display-name="4. Red" style:family="table-cell" style:parent-style-name="Default" style:data-style-name="N10000">
      <style:table-cell-properties fo:background-color="#ffa6a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Background" style:family="table-cell" style:parent-style-name="Default" style:data-style-name="N10000">
      <style:table-cell-properties fo:background-color="#0000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" style:family="table-cell" style:parent-style-name="Default" style:data-style-name="N10000">
      <style:table-cell-properties fo:background-color="#e6e6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" style:display-name="Card B" style:family="table-cell" style:parent-style-name="Default" style:data-style-name="N10000">
      <style:table-cell-properties fo:border-bottom="0.06pt solid #00008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L" style:display-name="Card BL" style:family="table-cell" style:parent-style-name="Default" style:data-style-name="N10000">
      <style:table-cell-properties fo:border-bottom="0.06pt solid #000080" fo:background-color="#e6e6ff" style:diagonal-bl-tr="none" style:diagonal-tl-br="none" style:text-align-source="fix" style:repeat-content="false" fo:wrap-option="wrap" fo:border-left="0.06pt solid #00008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R" style:display-name="Card BR" style:family="table-cell" style:parent-style-name="Default" style:data-style-name="N10000">
      <style:table-cell-properties fo:border-bottom="0.06pt solid #000080" fo:background-color="#e6e6ff" style:diagonal-bl-tr="none" style:diagonal-tl-br="none" style:text-align-source="fix" style:repeat-content="false" fo:wrap-option="wrap" fo:border-left="none" style:direction="ltr" fo:border-right="0.06pt solid #00008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L" style:display-name="Card L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0.06pt solid #00008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R" style:display-name="Card R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0.06pt solid #00008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" style:display-name="Card T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8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L" style:display-name="Card TL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0.06pt solid #000080" style:direction="ltr" fo:border-right="none" style:rotation-angle="0" style:rotation-align="none" style:shrink-to-fit="false" fo:border-top="0.06pt solid #00008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R" style:display-name="Card TR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lumn_20_Header" style:display-name="Column Header" style:family="table-cell" style:parent-style-name="Default" style:data-style-name="N10000">
      <style:table-cell-properties fo:background-color="#e6e6ff" style:diagonal-bl-tr="none" style:diagonal-tl-br="none" style:text-align-source="fix" style:repeat-content="false" fo:wrap-option="wrap" fo:border="0.06pt solid #000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 style:data-style-name="N104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3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Untitled1" style:family="table-cell" style:parent-style-name="Default" style:data-style-name="N10000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8" style:display-name="ConditionalStyle_8" style:family="table-cell" style:parent-style-name="Default" style:data-style-name="N10000">
      <style:table-cell-properties fo:background-color="#fff5ce"/>
      <style:text-properties fo:color="#007cff" style:font-name="Calibri" fo:font-family="Calibri" style:font-family-generic="swiss" style:font-name-complex="Calibri" style:font-family-complex="Calibri" style:font-family-generic-complex="swiss"/>
    </style:style>
    <style:style style:name="ConditionalStyle_5f_9" style:display-name="ConditionalStyle_9" style:family="table-cell" style:parent-style-name="Default" style:data-style-name="N10000">
      <style:table-cell-properties fo:background-color="#fff5ce"/>
      <style:text-properties fo:color="#00a933" style:font-name="Calibri" fo:font-family="Calibri" style:font-family-generic="swiss" style:font-name-complex="Calibri" style:font-family-complex="Calibri" style:font-family-generic-complex="swiss"/>
    </style:style>
    <style:style style:name="ConditionalStyle_5f_10" style:display-name="ConditionalStyle_10" style:family="table-cell" style:parent-style-name="Default" style:data-style-name="N10000">
      <style:table-cell-properties fo:background-color="#fff5ce"/>
      <style:text-properties fo:color="#ff8000" style:font-name="Calibri" fo:font-family="Calibri" style:font-family-generic="swiss" style:font-name-complex="Calibri" style:font-family-complex="Calibri" style:font-family-generic-complex="swiss"/>
    </style:style>
    <style:style style:name="ConditionalStyle_5f_11" style:display-name="ConditionalStyle_11" style:family="table-cell" style:parent-style-name="Default" style:data-style-name="N10000">
      <style:table-cell-properties fo:background-color="#fff5ce"/>
      <style:text-properties fo:color="#ff0000" style:font-name="Calibri" fo:font-family="Calibri" style:font-family-generic="swiss" style:font-name-complex="Calibri" style:font-family-complex="Calibri" style:font-family-generic-complex="swiss"/>
    </style:style>
    <style:style style:name="_30_._20_Default" style:display-name="0. Default" style:family="table-cell" style:parent-style-name="Default">
      <style:table-cell-properties style:diagonal-bl-tr="none" style:diagonal-tl-br="none"/>
    </style:style>
    <style:style style:name="_30_._20_Default_20_Date" style:display-name="0. Default Date" style:family="table-cell" style:parent-style-name="_30_._20_Default" style:data-style-name="N20121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Trabalhos" style:display-name="PageStyle_Trabalho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1T18:28:25</meta:creation-date>
    <dc:language>pt-PT</dc:language>
    <dc:date>2023-04-22T23:28:11.520000000</dc:date>
    <meta:editing-cycles>72</meta:editing-cycles>
    <meta:editing-duration>PT19H17M22S</meta:editing-duration>
    <meta:generator>LibreOffice/7.4.5.1$Windows_X86_64 LibreOffice_project/9c0871452b3918c1019dde9bfac75448afc4b57f</meta:generator>
    <meta:document-statistic meta:table-count="1" meta:cell-count="118" meta:object-count="0"/>
    <meta:user-defined meta:name="AppVersion">15.0000</meta:user-defined>
  </office:meta>
</office:document-meta>
</file>